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6c82c" officeooo:paragraph-rsid="0016c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3T21:35:21.587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Neat_Office/6.2.8.2$Windows_x86 LibreOffice_project/</meta:generator>
  </office:meta>
</office:document-meta>
</file>